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8d75" officeooo:paragraph-rsid="001f8d75"/>
    </style:style>
    <style:style style:name="P2" style:family="paragraph" style:parent-style-name="Standard">
      <style:text-properties style:text-underline-style="solid" style:text-underline-width="auto" style:text-underline-color="font-color" officeooo:rsid="001f8d75" officeooo:paragraph-rsid="001f8d75"/>
    </style:style>
    <style:style style:name="P3" style:family="paragraph" style:parent-style-name="Standard">
      <style:text-properties fo:font-weight="bold" officeooo:rsid="001f8d75" officeooo:paragraph-rsid="001f8d75" style:font-weight-asian="bold" style:font-weight-complex="bold"/>
    </style:style>
    <style:style style:name="P4" style:family="paragraph" style:parent-style-name="Standard">
      <style:text-properties fo:font-weight="bold" officeooo:rsid="001f8d75" officeooo:paragraph-rsid="001f8d75" style:font-weight-asian="bold" style:font-weight-complex="bold"/>
    </style:style>
    <style:style style:name="P5" style:family="paragraph" style:parent-style-name="Standard">
      <style:text-properties fo:font-weight="bold" officeooo:rsid="0022f070" officeooo:paragraph-rsid="0022f070" style:font-weight-asian="bold" style:font-weight-complex="bold"/>
    </style:style>
    <style:style style:name="P6" style:family="paragraph" style:parent-style-name="Standard">
      <style:text-properties fo:font-weight="bold" officeooo:rsid="002311ff" officeooo:paragraph-rsid="002311ff" style:font-weight-asian="bold" style:font-weight-complex="bold"/>
    </style:style>
    <style:style style:name="P7" style:family="paragraph" style:parent-style-name="Standard">
      <style:text-properties officeooo:rsid="001f8d75" officeooo:paragraph-rsid="001f8d75"/>
    </style:style>
    <style:style style:name="P8" style:family="paragraph" style:parent-style-name="Standard">
      <style:text-properties officeooo:rsid="0022f070" officeooo:paragraph-rsid="0022f070"/>
    </style:style>
    <style:style style:name="P9" style:family="paragraph" style:parent-style-name="Standard">
      <style:text-properties officeooo:rsid="002311ff" officeooo:paragraph-rsid="002311ff"/>
    </style:style>
    <style:style style:name="T1" style:family="text">
      <style:text-properties officeooo:rsid="002311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ths Games</text:p>
      <text:p text:style-name="P1"/>
      <text:p text:style-name="P3">Sums</text:p>
      <text:p text:style-name="P1">Straight up get given a sum and provide the answer. <text:span text:style-name="T1">May start off as picture sums e.g. 6 fish + 1 fish = ? fish. Also to make it easier maybe provide a choice of answers.</text:span></text:p>
      <text:p text:style-name="P1"/>
      <text:p text:style-name="P3">Sequence</text:p>
      <text:p text:style-name="P1">Get given a sequence and complete the missing numbers (starts off as +-1 but progress to multiplication sequences).</text:p>
      <text:p text:style-name="P1"/>
      <text:p text:style-name="P3">Sudoku</text:p>
      <text:p text:style-name="P1">Small grids progressing to full size – numbers and symbols.</text:p>
      <text:p text:style-name="P1"/>
      <text:p text:style-name="P3">Colour by Number</text:p>
      <text:p text:style-name="P1">Simple sums in the area and to get the colour.</text:p>
      <text:p text:style-name="P1"/>
      <text:p text:style-name="P5">Math Racer</text:p>
      <text:p text:style-name="P8">A set number of sums to solve in a fixed time (30 in 90 seconds). All sums follow a theme e.g. add one, two times table.</text:p>
      <text:p text:style-name="P1"/>
      <text:p text:style-name="P5">Number Crossword</text:p>
      <text:p text:style-name="P8">The clue is a total at the start of a row or column. The row or column must be completed by making the sum using the digits 1-9 (only once per digit) <text:span text:style-name="T1">to make the total. The puzzle is in fitting them in so that all the clues add up correctly</text:span></text:p>
      <text:p text:style-name="P8"/>
      <text:p text:style-name="P6">Group Count</text:p>
      <text:p text:style-name="P9">Pictures of groups of objects are given the user has to type the correct number.</text:p>
      <text:p text:style-name="P9"/>
      <text:p text:style-name="P6">Monster Mash</text:p>
      <text:p text:style-name="P9">Type the number or answer to the sum to splat the monsters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h Henry</meta:initial-creator>
    <meta:creation-date>2018-09-17T15:40:14.561000000</meta:creation-date>
    <dc:date>2018-09-17T20:45:40.909000000</dc:date>
    <dc:creator>Sarah Henry</dc:creator>
    <meta:editing-duration>PT41M23S</meta:editing-duration>
    <meta:editing-cycles>3</meta:editing-cycles>
    <meta:generator>LibreOffice/5.4.7.2$Windows_X86_64 LibreOffice_project/c838ef25c16710f8838b1faec480ebba495259d0</meta:generator>
    <meta:document-statistic meta:table-count="0" meta:image-count="0" meta:object-count="0" meta:page-count="1" meta:paragraph-count="17" meta:word-count="193" meta:character-count="983" meta:non-whitespace-character-count="806"/>
  </office:meta>
</office:document-meta>
</file>